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officeooo:rsid="000d63e1" officeooo:paragraph-rsid="000d63e1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officeooo:rsid="000ec7ee" officeooo:paragraph-rsid="000ec7ee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officeooo:rsid="00113b97" officeooo:paragraph-rsid="00113b97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officeooo:rsid="00147012" officeooo:paragraph-rsid="00147012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officeooo:rsid="00156c97" officeooo:paragraph-rsid="00156c97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officeooo:rsid="00156c97" officeooo:paragraph-rsid="0018c3c6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officeooo:rsid="00156c97" officeooo:paragraph-rsid="001a25fc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officeooo:rsid="00156c97" officeooo:paragraph-rsid="001aaf72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officeooo:rsid="0018c3c6" officeooo:paragraph-rsid="0018c3c6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officeooo:rsid="0018c3c6" officeooo:paragraph-rsid="001c160b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officeooo:rsid="001b6893" officeooo:paragraph-rsid="001b6893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officeooo:rsid="001d166e" officeooo:paragraph-rsid="001d166e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officeooo:rsid="001e4de1" officeooo:paragraph-rsid="001e4de1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officeooo:rsid="0020d094" officeooo:paragraph-rsid="0020d094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officeooo:rsid="0021df2d" officeooo:paragraph-rsid="0021df2d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officeooo:rsid="0021df2d" officeooo:paragraph-rsid="0023706d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officeooo:rsid="00225395" officeooo:paragraph-rsid="00225395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officeooo:rsid="00225395" officeooo:paragraph-rsid="0023706d"/>
    </style:style>
    <style:style style:name="P22" style:family="paragraph" style:parent-style-name="Standard">
      <style:paragraph-properties fo:text-align="start" style:justify-single-word="false"/>
      <style:text-properties officeooo:rsid="000d63e1" officeooo:paragraph-rsid="000d63e1"/>
    </style:style>
    <style:style style:name="T1" style:family="text">
      <style:text-properties officeooo:rsid="000d63e1"/>
    </style:style>
    <style:style style:name="T2" style:family="text">
      <style:text-properties fo:font-weight="bold" officeooo:rsid="000d63e1" style:font-weight-asian="bold" style:font-weight-complex="bold"/>
    </style:style>
    <style:style style:name="T3" style:family="text">
      <style:text-properties officeooo:rsid="00101704"/>
    </style:style>
    <style:style style:name="T4" style:family="text">
      <style:text-properties officeooo:rsid="0018c3c6"/>
    </style:style>
    <style:style style:name="T5" style:family="text">
      <style:text-properties officeooo:rsid="001a25fc"/>
    </style:style>
    <style:style style:name="T6" style:family="text">
      <style:text-properties officeooo:rsid="001aaf72"/>
    </style:style>
    <style:style style:name="T7" style:family="text">
      <style:text-properties officeooo:rsid="002370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2">JAVASCRIPT</text:span></text:p>
      <text:p text:style-name="P22">Every element is defined under ANSI standard.</text:p>
      <text:p text:style-name="P2"/>
      <text:p text:style-name="P3"><text:span text:style-name="T1">ECMA Script</text:span></text:p>
      <text:p text:style-name="P3"/>
      <text:p text:style-name="P4">JAVASCRIPT ENGINE: It’s embedded in the browser by default.</text:p>
      <text:p text:style-name="P4"/>
      <text:p text:style-name="P4">In HTML there are different ways of adding JS:-</text:p>
      <text:p text:style-name="P4">1. Use &lt;script&gt; &lt;/script&gt; under either head or body. (Depending upon the situation the script position can be determined whether it’s to be decalred under the head or the body).</text:p>
      <text:p text:style-name="P4">2. <text:s/>External script using &lt;link&gt; tag under head tag.</text:p>
      <text:p text:style-name="P4"/>
      <text:p text:style-name="P4">JavaScript provides with a cutom library that provides a RUNTIME ENVIRONMENT.</text:p>
      <text:p text:style-name="P4">i.e. NodeJS.</text:p>
      <text:p text:style-name="P4"/>
      <text:p text:style-name="P5">Variables:-</text:p>
      <text:p text:style-name="P5"/>
      <text:p text:style-name="P5">-&gt; int x = 1.5; //Stores 1</text:p>
      <text:p text:style-name="P5">-&gt; var x = ‘a’; //a is a STRING not Character</text:p>
      <text:p text:style-name="P5">-&gt; var x = “aaaa” <text:span text:style-name="T3">or ‘aaaa’ </text:span>//<text:span text:style-name="T3">this</text:span> is a STRING </text:p>
      <text:p text:style-name="P4"/>
      <text:p text:style-name="P6">Arithmatic Operations:-</text:p>
      <text:p text:style-name="P6"/>
      <text:p text:style-name="P6"><text:tab/>var x = 10;</text:p>
      <text:p text:style-name="P6"><text:tab/>var y = 20;</text:p>
      <text:p text:style-name="P6"><text:tab/>var z= x+y; // replace + with - / *.</text:p>
      <text:p text:style-name="P6"/>
      <text:p text:style-name="P6">Ways To Display values to user on webview:-</text:p>
      <text:p text:style-name="P6"/>
      <text:p text:style-name="P6">-&gt; document.write(‘Your message’); //this renders your message over the webview</text:p>
      <text:p text:style-name="P6">-&gt; console.log(‘Your message’); // this is print the content over the console</text:p>
      <text:p text:style-name="P6"/>
      <text:p text:style-name="P7">NOTE:- console.log() is usually used to debug the operations.</text:p>
      <text:p text:style-name="P7"/>
      <text:p text:style-name="P8">InnerHTML:-</text:p>
      <text:p text:style-name="P8"/>
      <text:p text:style-name="P8">&lt;p id=”demo”&gt; &lt;/p&gt;</text:p>
      <text:p text:style-name="P8">&lt;script&gt;</text:p>
      <text:p text:style-name="P8"><text:tab/>document.getElementById(“demo”).innerHTML=”Paragraph Message”;</text:p>
      <text:p text:style-name="P8">&lt;/script&gt;</text:p>
      <text:p text:style-name="P8"/>
      <text:p text:style-name="P13">Selectors:-</text:p>
      <text:p text:style-name="P12"/>
      <text:p text:style-name="P9">&lt;p <text:span text:style-name="T4">class=”para” </text:span>id=”demo”&gt; &lt;/p&gt;</text:p>
      <text:p text:style-name="P9">&lt;script&gt;</text:p>
      <text:p text:style-name="P9"><text:tab/><text:span text:style-name="T5">var a = </text:span>document.getElementById(“demo”);</text:p>
      <text:p text:style-name="P11"><text:tab/><text:span text:style-name="T6">var b = </text:span>document.getElement<text:span text:style-name="T6">s</text:span>ById(“demo”); <text:s/></text:p>
      <text:p text:style-name="P10"><text:tab/><text:span text:style-name="T5">var c = </text:span>document.getElement<text:span text:style-name="T5">sByClassName</text:span>(“<text:span text:style-name="T5">para</text:span>”);</text:p>
      <text:p text:style-name="P10"><text:tab/><text:span text:style-name="T5">var d = </text:span>document.getElement<text:span text:style-name="T5">s</text:span>By<text:span text:style-name="T5">Name</text:span>(“<text:span text:style-name="T5">p</text:span>”);</text:p>
      <text:p text:style-name="P9">&lt;/script&gt;</text:p>
      <text:p text:style-name="P12"/>
      <text:p text:style-name="P14">Note:- var b,c and d are arrays because they got multiple elements under them.</text:p>
      <text:p text:style-name="P15"><text:soft-page-break/>PopUP windows using JavaScript</text:p>
      <text:p text:style-name="P15"/>
      <text:p text:style-name="P15">alert(“Your message”); //This opens a pop up window displaying the message.</text:p>
      <text:p text:style-name="P16">prompt(“Your message”); </text:p>
      <text:p text:style-name="P16"/>
      <text:p text:style-name="P17">Operators:-</text:p>
      <text:p text:style-name="P18"/>
      <text:p text:style-name="P18"><text:tab/>ArithmaticOperators: + - / *.</text:p>
      <text:p text:style-name="P18"><text:tab/>RelationalOperators: &lt; &gt; &lt;= &gt;=</text:p>
      <text:p text:style-name="P18"><text:tab/>LogicalOperators: &amp;&amp; || !</text:p>
      <text:p text:style-name="P18"/>
      <text:p text:style-name="P18">DoubleEqualTo Glitch:-</text:p>
      <text:p text:style-name="P18"/>
      <text:p text:style-name="P18">var a = 10;</text:p>
      <text:p text:style-name="P18">var b = “10”;</text:p>
      <text:p text:style-name="P18">if(a==b)</text:p>
      <text:p text:style-name="P18">{</text:p>
      <text:p text:style-name="P18"><text:tab/>console.log(“true”);</text:p>
      <text:p text:style-name="P18">}else</text:p>
      <text:p text:style-name="P18">{</text:p>
      <text:p text:style-name="P18"><text:tab/>console.log(“false”);</text:p>
      <text:p text:style-name="P18">}</text:p>
      <text:p text:style-name="P20">OUTPUT: true</text:p>
      <text:p text:style-name="P20"/>
      <text:p text:style-name="P20">To Overcome this we use TRIPLE EQUAL TO ( === ) Operator:-</text:p>
      <text:p text:style-name="P20"><text:s/></text:p>
      <text:p text:style-name="P19">var a = 10;</text:p>
      <text:p text:style-name="P19">var b = “10”;</text:p>
      <text:p text:style-name="P19">if(a==b)</text:p>
      <text:p text:style-name="P19">{</text:p>
      <text:p text:style-name="P19"><text:tab/>console.log(“true”);</text:p>
      <text:p text:style-name="P19">}else</text:p>
      <text:p text:style-name="P19">{</text:p>
      <text:p text:style-name="P19"><text:tab/>console.log(“false”);</text:p>
      <text:p text:style-name="P19">}</text:p>
      <text:p text:style-name="P21">OUTPUT: <text:span text:style-name="T7">fal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1:18:40.963948681</meta:creation-date>
    <dc:date>2019-09-24T12:12:29.765808379</dc:date>
    <meta:editing-duration>PT33M21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2" meta:paragraph-count="65" meta:word-count="294" meta:character-count="1886" meta:non-whitespace-character-count="1632"/>
  </office:meta>
</office:document-meta>
</file>